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58.9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nnées</text:p>
          </table:table-cell>
          <table:table-cell office:value-type="string" calcext:value-type="string">
            <text:p>Capital restant du en début de période</text:p>
          </table:table-cell>
          <table:table-cell office:value-type="string" calcext:value-type="string">
            <text:p>Intérêts</text:p>
          </table:table-cell>
          <table:table-cell office:value-type="string" calcext:value-type="string">
            <text:p>Capital remboursé en fin de période</text:p>
          </table:table-cell>
          <table:table-cell office:value-type="string" calcext:value-type="string">
            <text:p>Annuités</text:p>
          </table:table-cell>
          <table:table-cell office:value-type="string" calcext:value-type="string">
            <text:p>Capital dû fin de péri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00" calcext:value-type="float">
            <text:p>400000</text:p>
          </table:table-cell>
          <table:table-cell table:formula="of:=PRODUCT([.B2];0.06)" office:value-type="float" office:value="24000" calcext:value-type="float">
            <text:p>24000</text:p>
          </table:table-cell>
          <table:table-cell office:value-type="float" office:value="125644" calcext:value-type="float">
            <text:p>125644</text:p>
          </table:table-cell>
          <table:table-cell table:formula="of:=SUM([.C2];[.D2])" office:value-type="float" office:value="149644" calcext:value-type="float">
            <text:p>149644</text:p>
          </table:table-cell>
          <table:table-cell table:formula="of:=ORG.LIBREOFFICE.RAWSUBTRACT([.B2];[.D2])" office:value-type="float" office:value="274356" calcext:value-type="float">
            <text:p>2743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2]" office:value-type="float" office:value="274356" calcext:value-type="float">
            <text:p>274356</text:p>
          </table:table-cell>
          <table:table-cell table:formula="of:=PRODUCT([.B3];0.06)" office:value-type="float" office:value="16461.36" calcext:value-type="float">
            <text:p>16461,36</text:p>
          </table:table-cell>
          <table:table-cell office:value-type="float" office:value="133183" calcext:value-type="float">
            <text:p>133183</text:p>
          </table:table-cell>
          <table:table-cell table:formula="of:=SUM([.C3];[.D3])" office:value-type="float" office:value="149644.36" calcext:value-type="float">
            <text:p>149644,36</text:p>
          </table:table-cell>
          <table:table-cell table:formula="of:=ORG.LIBREOFFICE.RAWSUBTRACT([.B3];[.D3])" office:value-type="float" office:value="141173" calcext:value-type="float">
            <text:p>1411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F3]" office:value-type="float" office:value="141173" calcext:value-type="float">
            <text:p>141173</text:p>
          </table:table-cell>
          <table:table-cell table:formula="of:=PRODUCT([.B4];0.06)" office:value-type="float" office:value="8470.38" calcext:value-type="float">
            <text:p>8470,38</text:p>
          </table:table-cell>
          <table:table-cell office:value-type="float" office:value="141174" calcext:value-type="float">
            <text:p>141174</text:p>
          </table:table-cell>
          <table:table-cell table:formula="of:=SUM([.C4];[.D4])" office:value-type="float" office:value="149644.38" calcext:value-type="float">
            <text:p>149644,38</text:p>
          </table:table-cell>
          <table:table-cell table:formula="of:=ORG.LIBREOFFICE.RAWSUBTRACT([.B4];[.D4])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09:39:58.057821229</meta:creation-date>
    <dc:date>2018-05-23T10:51:32.635109187</dc:date>
    <meta:editing-duration>PT4M30S</meta:editing-duration>
    <meta:editing-cycles>3</meta:editing-cycles>
    <meta:generator>LibreOffice/6.0.4.2$Linux_X86_64 LibreOffice_project/00m0$Build-2</meta:generator>
    <meta:document-statistic meta:table-count="1" meta:cell-count="24" meta:object-count="0"/>
  </office:meta>
</office:document-meta>
</file>